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Fonteparág.padrão" style:family="text">
      <style:text-properties fo:font-style="italic" style:font-style-asian="italic" style:font-style-complex="italic"/>
    </style:style>
    <style:style style:name="P2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📘</text:span><text:span text:style-name="T3"><text:s/>Relatório – Aula 09/04/2026</text:span></text:p>
      <text:p text:style-name="Normal"><text:span text:style-name="T4">Disciplina:</text:span><text:s/>Pensamento Computacional<text:line-break/><text:span text:style-name="T5">Profa.:</text:span><text:s/>Kadidja Valéria</text:p>
      <text:p text:style-name="Normal"><text:span text:style-name="T6">Nome e RGM:</text:span><text:s/>Renan Cássio Mesquita Amorim 38436779</text:p>
      <text:p text:style-name="P7">2. Objetivos da Atividade</text:p>
      <text:list text:style-name="LFO1" text:continue-numbering="true">
        <text:list-item>
          <text:p text:style-name="P8">Reconhecer o surgimento da ciência da computação nas universidades.<text:s/></text:p>
        </text:list-item>
        <text:list-item>
          <text:p text:style-name="P9">Identificar o papel do pensamento computacional na programação e automação de tarefas.<text:s/></text:p>
        </text:list-item>
        <text:list-item>
          <text:p text:style-name="P10">Relacionar a evolução acadêmica da computação com aplicações práticas atuais.<text:s/></text:p>
        </text:list-item>
      </text:list>
      <text:p text:style-name="P11">3. Resumo da Aula</text:p>
      <text:p text:style-name="Normal">A aula abordou o surgimento da ciência da computação nas universidades, destacando sua evolução a partir da matemática e da lógica. Foi discutido como o pensamento computacional se tornou essencial para resolver problemas de forma estruturada. A professora explicou a importância dos algoritmos e da automação no desenvolvimento tecnológico. Também foram apresentados exemplos de como a computação passou a ser aplicada em diversas áreas do conhecimento. Por fim, destacou-se o papel das universidades na formação de profissionais preparados para lidar com desafios tecnológicos atuais.</text:p>
      <text:p text:style-name="P12">4. Atividade Prática – Aplicações</text:p>
      <text:p text:style-name="Normal"><text:span text:style-name="T13">• Aplicação 1:</text:span><text:line-break/><text:span text:style-name="T14">Descrição:</text:span><text:s/>Uso de algoritmos em sistemas acadêmicos para controle de matrícula e frequência dos alunos.<text:line-break/><text:span text:style-name="T15">Impacto:</text:span><text:s/>Automatiza processos administrativos, reduz erros humanos e melhora a organização institucional.</text:p>
      <text:p text:style-name="Normal"><text:span text:style-name="T16">• Aplicação 2:</text:span><text:line-break/><text:span text:style-name="T17">Descrição:</text:span><text:s/>Desenvolvimento de softwares e projetos de programação em cursos universitários.<text:line-break/><text:span text:style-name="T18">Impacto:</text:span><text:s/>Estimula o raciocínio lógico, a resolução de problemas e prepara os alunos para o mercado de trabalho.</text:p>
      <text:p text:style-name="P19">5. Reflexão Crítica</text:p>
      <text:p text:style-name="Normal">O pensamento computacional contribui para a formação acadêmica ao desenvolver habilidades como lógica, organização e resolução de problemas. Ele prepara os estudantes para diferentes áreas profissionais, não apenas na computação. Além disso, ajuda na tomada de decisões e na criação de soluções<text:s/><text:soft-page-break/>eficientes. Essas competências são essenciais no mercado atual, cada vez mais tecnológico.</text:p>
      <text:p text:style-name="P20">6. Bibliografia</text:p>
      <text:list text:style-name="LFO2" text:continue-numbering="true">
        <text:list-item>
          <text:p text:style-name="P21">Santos, Marcelo.<text:s/><text:span text:style-name="T22">Pensamento Computacional</text:span>. SAGAH, 2021.<text:s/></text:p>
        </text:list-item>
      </text:list>
      <text:p text:style-name="P23">7. Conclusão</text:p>
      <text:p text:style-name="Normal">O pensamento computacional é fundamental nas universidades, pois auxilia na formação de profissionais mais preparados e críticos. Sua aplicação vai além da programação, sendo útil em diversas áreas. Com ele, é possível resolver problemas de forma eficiente e inovadora. Assim, torna-se uma habilidade essencial no contexto acadêmico e profissional atua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22T23:14:00Z</meta:creation-date>
    <dc:date>2026-04-22T23:16:00Z</dc:date>
    <meta:template xlink:href="Normal" xlink:type="simple"/>
    <meta:editing-cycles>1</meta:editing-cycles>
    <meta:editing-duration>PT120S</meta:editing-duration>
    <meta:document-statistic meta:page-count="2" meta:paragraph-count="4" meta:word-count="364" meta:character-count="2331" meta:row-count="16" meta:non-whitespace-character-count="1971"/>
  </office:meta>
</office:document-meta>
</file>